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6.99cm" fo:margin-top="0cm" fo:margin-bottom="0cm" table:align="center" style:writing-mode="lr-tb"/>
    </style:style>
    <style:style style:name="Tabla2.A" style:family="table-column">
      <style:table-column-properties style:column-width="16.99cm"/>
    </style:style>
    <style:style style:name="Tabla2.1" style:family="table-row">
      <style:table-row-properties style:keep-together="true" fo:keep-together="auto"/>
    </style:style>
    <style:style style:name="Tabla2.A1"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3" style:family="paragraph" style:parent-style-name="Standard">
      <style:text-properties fo:font-size="13pt" style:text-underline-style="none" fo:font-weight="bold"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8" style:family="paragraph" style:parent-style-name="Text_20_body">
      <style:paragraph-properties fo:text-align="justify" style:justify-single-word="false"/>
    </style:style>
    <style:style style:name="P9" style:family="paragraph" style:parent-style-name="List_20_Bullet">
      <style:paragraph-properties fo:text-align="justify" style:justify-single-word="false"/>
      <style:text-properties fo:font-size="13pt" fo:font-weight="bold" style:font-size-asian="13pt" style:font-weight-asian="bold" style:font-size-complex="13pt" style:font-weight-complex="bold"/>
    </style:style>
    <style:style style:name="P10" style:family="paragraph" style:parent-style-name="List_20_Bullet">
      <style:paragraph-properties fo:text-align="justify" style:justify-single-word="false"/>
    </style:style>
    <style:style style:name="P11" style:family="paragraph" style:parent-style-name="Title" style:master-page-name="Standard">
      <style:paragraph-properties fo:text-align="center" style:justify-single-word="false" style:page-number="auto"/>
    </style:style>
    <style:style style:name="P12" style:family="paragraph" style:parent-style-name="Heading_20_2">
      <style:text-properties style:use-window-font-color="true" style:text-underline-style="solid" style:text-underline-width="auto" style:text-underline-color="font-color" fo:font-weight="normal" style:font-weight-asian="normal" style:font-weight-complex="normal"/>
    </style:style>
    <style:style style:name="P13" style:family="paragraph" style:parent-style-name="Heading_20_2">
      <style:paragraph-properties fo:text-align="justify" style:justify-single-word="false"/>
      <style:text-properties style:use-window-font-color="true" style:text-underline-style="solid" style:text-underline-width="auto" style:text-underline-color="font-color" fo:font-weight="normal" style:font-weight-asian="normal" style:font-weight-complex="normal"/>
    </style:style>
    <style:style style:name="P14" style:family="paragraph" style:parent-style-name="Heading_20_2">
      <style:paragraph-properties fo:text-align="justify" style:justify-single-word="false"/>
      <style:text-properties style:use-window-font-color="true" fo:font-size="13pt" style:text-underline-style="solid" style:text-underline-width="auto" style:text-underline-color="font-color" fo:font-weight="normal" style:font-size-asian="13pt" style:font-weight-asian="normal" style:font-size-complex="13pt" style:font-weight-complex="normal"/>
    </style:style>
    <style:style style:name="P15" style:family="paragraph" style:parent-style-name="List_20_Bullet" style:list-style-name="L1">
      <style:paragraph-properties fo:text-align="justify" style:justify-single-word="false"/>
    </style:style>
    <style:style style:name="P16" style:family="paragraph" style:parent-style-name="List_20_Bullet" style:list-style-name="L2">
      <style:paragraph-properties fo:text-align="justify" style:justify-single-word="false"/>
    </style:style>
    <style:style style:name="P17" style:family="paragraph" style:parent-style-name="List_20_Bullet" style:list-style-name="L4"/>
    <style:style style:name="P18" style:family="paragraph" style:parent-style-name="List_20_Bullet" style:list-style-name="L5"/>
    <style:style style:name="P19" style:family="paragraph" style:parent-style-name="List_20_Bullet" style:list-style-name="L6"/>
    <style:style style:name="P20" style:family="paragraph" style:parent-style-name="Standard">
      <style:paragraph-properties fo:text-align="start" style:justify-single-word="false"/>
      <style:text-properties fo:font-style="italic" style:font-style-asian="italic"/>
    </style:style>
    <style:style style:name="P21" style:family="paragraph" style:parent-style-name="Standard" style:list-style-name="L3"/>
    <style:style style:name="P22" style:family="paragraph" style:parent-style-name="Standard">
      <style:text-properties style:use-window-font-color="true" fo:font-size="13pt" fo:font-weight="bold" style:font-size-asian="13pt" style:font-weight-asian="bold" style:font-size-complex="13pt" style:font-weight-complex="bold"/>
    </style:style>
    <style:style style:name="P23" style:family="paragraph" style:parent-style-name="Standard">
      <style:text-properties fo:font-size="13pt" fo:font-weight="bold" style:font-size-asian="13pt" style:font-weight-asian="bold" style:font-size-complex="13pt" style:font-weight-complex="bold"/>
    </style:style>
    <style:style style:name="P24" style:family="paragraph" style:parent-style-name="Standard">
      <style:text-properties fo:font-weight="bold" style:font-weight-asian="bold"/>
    </style:style>
    <style:style style:name="P25" style:family="paragraph" style:parent-style-name="Standard">
      <style:text-properties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7" style:family="paragraph" style:parent-style-name="Text_20_body">
      <style:paragraph-properties fo:text-align="justify" style:justify-single-word="false"/>
      <style:text-properties style:use-window-font-color="true" style:text-underline-style="solid" style:text-underline-width="auto" style:text-underline-color="font-color" fo:font-weight="normal" style:font-weight-asian="normal" style:font-weight-complex="normal"/>
    </style:style>
    <style:style style:name="P28" style:family="paragraph" style:parent-style-name="Text_20_body">
      <style:text-properties style:use-window-font-color="true" style:text-underline-style="none" fo:font-weight="normal" style:font-weight-asian="normal" style:font-weight-complex="normal"/>
    </style:style>
    <style:style style:name="P29" style:family="paragraph" style:parent-style-name="Text_20_body">
      <style:paragraph-properties fo:text-align="justify" style:justify-single-word="false"/>
      <style:text-properties style:use-window-font-color="true" style:text-underline-style="none" fo:font-weight="normal" style:font-weight-asian="normal" style:font-weight-complex="normal"/>
    </style:style>
    <style:style style:name="P30" style:family="paragraph" style:parent-style-name="Text_20_body" style:list-style-name="L2">
      <style:paragraph-properties fo:text-align="justify" style:justify-single-word="false"/>
      <style:text-properties style:use-window-font-color="true" style:text-underline-style="none" fo:font-weight="normal" style:font-weight-asian="normal" style:font-weight-complex="normal"/>
    </style:style>
    <style:style style:name="P31" style:family="paragraph" style:parent-style-name="Text_20_body">
      <style:paragraph-properties fo:text-align="justify" style:justify-single-word="false"/>
      <style:text-properties style:use-window-font-color="true" fo:font-size="11pt"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Text_20_body">
      <style:paragraph-properties fo:text-align="justify" style:justify-single-word="false"/>
      <style:text-properties style:use-window-font-color="true" fo:font-size="11pt" style:text-underline-style="none" fo:font-weight="normal" style:font-size-asian="11pt" style:font-weight-asian="normal" style:font-size-complex="11pt" style:font-weight-complex="normal"/>
    </style:style>
    <style:style style:name="T1" style:family="text">
      <style:text-properties fo:color="#ff95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mbio de titularidad del agua en la Provincia de Cádiz: guía completa para particulares y empresas</text:p>
      <text:p text:style-name="P20"/>
      <text:p text:style-name="P20">Gustavo del Olmo. Actualizado el 13 de Enero de2026</text:p>
      <text:p text:style-name="P20"/>
      <text:p text:style-name="P2">Qué es un cambio de titularidad del agua y porqué es importante hacerlo bien.</text:p>
      <text:p text:style-name="P8">Un cambio de titularidad de agua, que también se llama en algunos casos <text:s/>cambio de contrato o abonado, e un trámite <text:s/>o gestión que consiste en que el contrato que existe de suministro del agua pase de una persona o empresa <text:s/>a otra cuando hay una compra de una <text:s/>vivienda o negocio, un alquiler, una herencia o un traspaso <text:s/>o cambio de razón social en un negocio.</text:p>
      <text:p text:style-name="P8"/>
      <text:p text:style-name="P8">Si nos concentramos en la Provincia de Cádiz, el proceso es parecido en casi <text:s/>todos los <text:s/>pueblos <text:s/>y municipios, <text:s/>pero cambia el lugar donde <text:s/>se hacen los trámites. En algunos pueblos se gestiona diréctamente con el Ayuntamiento y en otros casos <text:s/>se tramita con empresas <text:s/>externas, que están ligadas a los ayuntamientos pero actúan de forma independiente.</text:p>
      <text:p text:style-name="P8"/>
      <text:p text:style-name="P8">La idea ue tengo con esta guía es que tengas <text:s/>un proceso general claro, con una docmentación habitual, con tiempos orientativos y errores con soluciones frecuentes que te ayudarán a poder realizar este trámite o gestión con la administración local o empresa <text:s/>habilitada <text:s/>gestora.</text:p>
      <text:p text:style-name="P8"/>
      <text:p text:style-name="P7">Empezemos: ¿ Quién tramita el cambio? </text:p>
      <text:p text:style-name="P4"/>
      <text:p text:style-name="P4">En la provincia de Cádiz puedes encontrarte diferentes opciones de gestión del agua, abastecimiento y alcantarillado: gestión directa por parte del Ayuntamiento, empresas municipales, empresas mixtas <text:s/>(ayuntamiento <text:s/>y privada ), etc. <text:s/></text:p>
      <text:p text:style-name="P4">En todos los casos los trámites son parecidos <text:s/>pero con interlocutores diferentes <text:s/>y mayormente sulen solicitar los mismos documentos.</text:p>
      <text:p text:style-name="P10">REOMENDACIÓN: Busca una factura del agua y mira el encabezado. Allí aparecerá quién gestiona el agua, el número de contrato o abonado y cómo puedes contactar con ellos. <text:s/>Si por el contario no encontraras una <text:soft-page-break/>factura, llamando a quien gestiona el agua podrán buscarte el contrato que tiene si das la dirección y algún dato del titular.</text:p>
      <text:p text:style-name="P9">Documentación habitual dependiendo del uso</text:p>
      <text:p text:style-name="P4">Como regla general a excepción de algún gestor que puede solicitar más o menos, esta es la documentación más habitual para el cambio de titular:</text:p>
      <text:list xml:id="list7374251007725821165" text:style-name="Outline">
        <text:list-item>
          <text:list>
            <text:list-item>
              <text:h text:style-name="P13" text:outline-level="2">Vivienda par particulares</text:h>
            </text:list-item>
          </text:list>
        </text:list-item>
      </text:list>
      <text:p text:style-name="P10"/>
      <text:list xml:id="list5095733191495051396" text:style-name="L1">
        <text:list-item>
          <text:p text:style-name="P15">DNI o NIE del nuevo titular y si es posible del anterior.</text:p>
        </text:list-item>
        <text:list-item>
          <text:p text:style-name="P15">Dirección completa del punto de suministro de agua y si se tiene mejor el número de contrato, póliza o referencia del abonado o titular actual.</text:p>
        </text:list-item>
        <text:list-item>
          <text:p text:style-name="P15">Lectura actual del contador y recomendable que se entregue fotografía del mismo donde aparezca la lectura.</text:p>
        </text:list-item>
        <text:list-item>
          <text:p text:style-name="P15">Justificante acreditativo que el nuevo titular tiene el derecho de hacer el cambio, ya sea aportando escritura de compra de un inmueble, contrato privado o nota simple. Lo importante es que puedas acreditar que tienes la posesión del inmueble. Si es un alquiler, contrato de arrendamiento. Si es herencia un certificado de defunción y el documento acreditativa de adjudicación y aceptación de herencia por tu parte ( también puede servir la declaración de los herederos ). Para una separación o divorcio, servirá el convenio regulaor o documento que acredite tu adjudicación de uso. En todos estos casos, si la gestora del agua ( ayuntamiento o empresa externa) lo considera oportuno, te solicitará algún otro documento.</text:p>
        </text:list-item>
        <text:list-item>
          <text:p text:style-name="P15">Número de IBAN o cuenta del banco o caja para la domiciliación de recibos.</text:p>
        </text:list-item>
        <text:list-item>
          <text:p text:style-name="P15">Si la<text:span text:style-name="T1"> gestión va a ser realizada por un tercero</text:span>, se precisará de una autorización autorizando que este trámite lo van a realizar por ti, firmando el documento. <text:s/></text:p>
        </text:list-item>
      </text:list>
      <text:list xml:id="list40401684" text:continue-list="list7374251007725821165" text:style-name="Outline">
        <text:list-item>
          <text:list>
            <text:list-item>
              <text:h text:style-name="P13" text:outline-level="2">Empresas y locales</text:h>
            </text:list-item>
          </text:list>
        </text:list-item>
      </text:list>
      <text:p text:style-name="P27"/>
      <text:list xml:id="list2119620198008297503" text:style-name="L2">
        <text:list-item>
          <text:p text:style-name="P30">NIF o CIF de la empresa y los datos del representante legal de la misma.</text:p>
        </text:list-item>
        <text:list-item>
          <text:p text:style-name="P30">Documento que acredite la representación, pudiendo ser un poder, un nombramiento o autorización. En todos los casos, será el gestor el que solicita cuál quiere.</text:p>
        </text:list-item>
        <text:list-item>
          <text:p text:style-name="P30">Contrato de arrendamimiento o escritura de compra del local</text:p>
        </text:list-item>
        <text:list-item>
          <text:p text:style-name="P16">IBAN de la empresa para la domiciliación de los recibos del agua.</text:p>
        </text:list-item>
        <text:list-item>
          <text:p text:style-name="P16">En algunos casos y dependiendo del gestor, podrán solicitar que se acredite la actividad mediante IAE u otro documento que indique la misma.</text:p>
        </text:list-item>
      </text:list>
      <text:p text:style-name="P10"><text:soft-page-break/>RECOMENDACIÓN: <text:s/>Es muy recomendable que recopiles y organices bien toda la información, la dititalices y lo lleves todo presencialmente o lo tramites online junto, que no falte ningún documento. Hacerlo así suele resolver el cambio de titular más rápidamente. De lo contario podrán paralizar el procedimiento, solicitarte nuevos documentos y retrasar mucho un trámite que puede resolverse en pocos días.</text:p>
      <text:p text:style-name="P9">Proceso paso a paso para el cambio de titular del agua en la provincia de Cádiz</text:p>
      <text:p text:style-name="P10">Este es el procedimiento habitual en la mayoría de municipios.</text:p>
      <text:list xml:id="list40376751" text:continue-list="list40401684" text:style-name="Outline">
        <text:list-item>
          <text:list>
            <text:list-item>
              <text:h text:style-name="P14" text:outline-level="2">Paso 1. Buscar los datos del contrato y del contador</text:h>
            </text:list-item>
          </text:list>
        </text:list-item>
      </text:list>
      <text:p text:style-name="P31"/>
      <text:p text:style-name="P32">Deberás localizar el número de contrato, póliza o referencia del actual titular. Aporta la lectura que veas en el contador para el cambio y mejor aún si haces una foto donde se vea bien la lectura.</text:p>
      <text:list xml:id="list40386655" text:continue-numbering="true" text:style-name="Outline">
        <text:list-item>
          <text:list>
            <text:list-item>
              <text:h text:style-name="P13" text:outline-level="2">Paso 2. Elegir canal de tramitación</text:h>
            </text:list-item>
          </text:list>
        </text:list-item>
      </text:list>
      <text:p text:style-name="P27"/>
      <text:p text:style-name="P29">Podrás gestionarlo habitualmente desde la oficina virtual, presencialmente o por correo elctrónico y en todos los casos deberás entregar copia de documentos personalmente o con archivos adjuntos si es una solicitud y presenentación telemática.</text:p>
      <text:p text:style-name="P29">RECOMENDACIÓN: Si quieres realizar el cambio de titular de forma presencial ten en cuenta que es habitual solicitar cita previa. Infórmate antes para no llevarte una sorpresa desagradable al no quererte atender si no solicitaste día y hora con anterioridad para hacer este trámite.</text:p>
      <text:p text:style-name="P29">Ten en cuenta que este servicio suele disponer de un númerod e teléfono de atención al ciudadano donde podrás informarte o confirmar todo lo que deberás entregar y cómo hacerlo.</text:p>
      <text:p text:style-name="P4">Si no tienes tiempo o piensas que puede ser un trámite complicado, siempre puedes <text:span text:style-name="T1">acudir a que un tercero haga la gestión por ti.</text:span></text:p>
      <text:list xml:id="list40388476" text:continue-numbering="true" text:style-name="Outline">
        <text:list-item>
          <text:list>
            <text:list-item>
              <text:h text:style-name="P12" text:outline-level="2">Paso 3. Presentación de la solicitud y documentos</text:h>
            </text:list-item>
          </text:list>
        </text:list-item>
      </text:list>
      <text:p text:style-name="P26"/>
      <text:p text:style-name="P28">Deberás cumplimentar el formulario que en cada caso te facilitarán, con los datos del nuevo titular, ubicación, antiguo titular y suministro. Asi mismo indicarás el motivo del cambio y adjuntarás la documentación que te soliciten. <text:s/></text:p>
      <text:p text:style-name="P28">Esta presentación la realizarás diréctamente en el ayuntamiento o empresa gestora del agua de tu municipio y si es un trámite online, <text:s/>en sede electrónica o registro de entrada.</text:p>
      <text:p text:style-name="P29">RECOMENDACIÓN: Si vas a presentar personalmente los documentos recuerda en solicitar previamente cita (cita previa). De lo contrario normalmente no te atenderán sin ella. Dependiendo del organismo que gestione los cambios de titular, ya sea Ayuntamiento o empresa externa, la cita no suele ser de un día para otro, por lo que tan pronto ante puedas reservar el día y hora de esta presentación, mejor.</text:p>
      <text:list xml:id="list40401037" text:continue-numbering="true" text:style-name="Outline">
        <text:list-item>
          <text:list>
            <text:list-item>
              <text:h text:style-name="P12" text:outline-level="2">Paso 4. Revisión por parte del gestor, su validación y firma si procede</text:h>
            </text:list-item>
          </text:list>
        </text:list-item>
      </text:list>
      <text:p text:style-name="P26"/>
      <text:p text:style-name="Standard"><text:soft-page-break/>El gestor es el encargado de revisar la solicitud de cambio de titular de agua y si detcta falta algún documento o hay datos incompletos o erróneos, solicitará su subsanación. <text:s/>En ambos casos el procedimiento se demorará pues no quedará concluido el procedimiento y quedará a la espera de recibir los nuevos datos o documento y volver a evaluar la solicitud.</text:p>
      <text:p text:style-name="Standard">Como regla general se firmará la solicitud en persona si la gestión es presencial o telemáticamente mediante firma digital y en casos no tan usuarles aceptando las condiciones por correo.</text:p>
      <text:list xml:id="list40381008" text:continue-numbering="true" text:style-name="Outline">
        <text:list-item>
          <text:list>
            <text:list-item>
              <text:h text:style-name="P12" text:outline-level="2">Paso 5. Ajuste del importe de facturación y cierre del anterior titular</text:h>
            </text:list-item>
          </text:list>
        </text:list-item>
      </text:list>
      <text:p text:style-name="P26"/>
      <text:p text:style-name="Standard">Normalmente el anteior titular pagará hasta la facha del cambio con su lectura y el nuevo titular iniciará a contar a partir de esta lectura y fecha. La importancia de esta lectura es clave para evitar futuros conflictos por consumos anteriores no pagados y cargados al nuevo titular del contarto.</text:p>
      <text:p text:style-name="P1">Cinco errores que cuestan dinero y cómo evitarlos</text:p>
      <text:p text:style-name="Standard">A continuación enumeraremos los cinco errores más habituales que se cometen en los cambios de titular de un contrato de suminsitro de agua y que debes evitar para tener que pagar por ellos y generar gastos innecesarios.</text:p>
      <text:list xml:id="list4602600692501350704" text:style-name="L3">
        <text:list-item>
          <text:p text:style-name="P21">No tomar la lectura el día del cambio de titular: </text:p>
          <text:list>
            <text:list-item>
              <text:p text:style-name="P21">Riesgo: El nuevo titutlar pagará los consumos del anterior titular</text:p>
            </text:list-item>
            <text:list-item>
              <text:p text:style-name="P21">Solución: lectura y foto. Refléjalo en la entrega de llaves.</text:p>
            </text:list-item>
          </text:list>
        </text:list-item>
        <text:list-item>
          <text:p text:style-name="P21">Confundir el cambio de titularidad con el de alta o reapertura:</text:p>
          <text:list>
            <text:list-item>
              <text:p text:style-name="P21">Riesgo: Que se paguen derechos del alta, fianzas o enganches que no se necesitan.</text:p>
            </text:list-item>
            <text:list-item>
              <text:p text:style-name="P21">Solución: Que se confirme si existe algún contrato y si el suminissro está dado de alta.</text:p>
            </text:list-item>
          </text:list>
        </text:list-item>
        <text:list-item>
          <text:p text:style-name="P21">Deudas o recibos pendientes no detectados:</text:p>
          <text:list>
            <text:list-item>
              <text:p text:style-name="P21">Riesgo: Bloqueo en el cambio de titular </text:p>
            </text:list-item>
            <text:list-item>
              <text:p text:style-name="P21">Solución: Pedir el estado de deuda y pactarlo por escrito en la compra o alquiler.</text:p>
            </text:list-item>
          </text:list>
        </text:list-item>
        <text:list-item>
          <text:p text:style-name="P21">Suministro cortado o suspendido:</text:p>
          <text:list>
            <text:list-item>
              <text:p text:style-name="P21">Riesgo: Los costes de reconexión, inspecciones que tengan que realizar o trabajos técnicos.</text:p>
            </text:list-item>
            <text:list-item>
              <text:p text:style-name="P21">Solución: Averiguar si hay suministro y preguntar cuánto cuesta reonectar antes de iniciar.</text:p>
            </text:list-item>
          </text:list>
        </text:list-item>
        <text:list-item>
          <text:p text:style-name="P21">Datos bancarios o de contacto incorrectos:</text:p>
          <text:list>
            <text:list-item>
              <text:p text:style-name="P21">Riesgo: Devoluciones, recargos y avisos que no llegan.</text:p>
            </text:list-item>
            <text:list-item>
              <text:p text:style-name="P21"><text:soft-page-break/>Solución: Verificar el IBAN y la titulariad de la cuenta así como teléfono y email.</text:p>
            </text:list-item>
          </text:list>
        </text:list-item>
      </text:list>
      <text:p text:style-name="P3">¿Cuáles son los plazos y cuánto cuesta?</text:p>
      <text:p text:style-name="Standard">El plazo de resolución de un cambio de titular variará en cada caso dependiendo del gestor ( ayuntamiento o empresas gestoras ) y de si aportas toda la documentación e información que se solicita. </text:p>
      <text:p text:style-name="Standard">Para que tengas algunos ejemplos y referencias, una tramitación ágil puede demorar entre 48 horas y 10 días hábiles y con incidencias y subsanaciones se alargan hasta las 2 o 4 semanas.</text:p>
      <text:p text:style-name="Standard">En la mayoría de casos, el cambio de titularidad con ocasiona ningún coste o tiene un coste bajo. Los importes aparecen cuando el suministro esta cosrtado, si se trata de una alta o reapertura o si se aplican fianzas o depósitos según las condiciones que aplique el ayuntamiento o la empresa que gestiona el agua.</text:p>
      <text:p text:style-name="Standard">En muchos casos el cambio de titularidad no tiene coste o tiene un coste administrativo bajo. Los importes aparecen sobre todo si el suministro estaba cortado, si se trata realmente de un alta/reapertura, o si se aplican fianzas/depositos según las condiciones del gestor.</text:p>
      <text:p text:style-name="P22">Ejemplos de casos prácticos frecuentes en el cambio de titular del agua</text:p>
      <text:list xml:id="list40385937" text:continue-list="list40381008" text:style-name="Outline">
        <text:list-item>
          <text:list>
            <text:list-item>
              <text:h text:style-name="P12" text:outline-level="2">Alquiler de vivienda</text:h>
            </text:list-item>
          </text:list>
        </text:list-item>
      </text:list>
      <text:p text:style-name="P26"/>
      <text:p text:style-name="P28">El día en que te entreguen las llaves de la vivienda toma la lectura del contador, haz una foto y guárdala. Cuando vayas a realizar el cambio de titular del contrato del agua aporta el contrato del alquiler y un recibo anterior si lo tienes. </text:p>
      <text:p text:style-name="P28">Tendrás que definir con el propietario si el contrato de agua queda a nombre del inquilino o del propietario. En muhas ocasiones y para estancias cortas no se llega a hacer el cambio de titular del contrato del agua.</text:p>
      <text:p text:style-name="P28"/>
      <text:p text:style-name="P28">RECOMENDACIÓN: Si puedes dejar por escrito en el contrato de alquiler los datos del contador del agua, es una buena estrategia para no tener problemas si te hacen pagar por un consumo que no es tuyo.</text:p>
      <text:list xml:id="list40395743" text:continue-numbering="true" text:style-name="Outline">
        <text:list-item>
          <text:list>
            <text:list-item>
              <text:h text:style-name="P12" text:outline-level="2">Compra-venta</text:h>
            </text:list-item>
          </text:list>
        </text:list-item>
      </text:list>
      <text:p text:style-name="P26"/>
      <text:p text:style-name="Standard">Al igual que en el alqulier de vivienda, tramita el cambio de titular justo después de la firma de la compra. </text:p>
      <text:p text:style-name="Standard">RECOMENDACIÓN: Ten en cuenta que si hay reformas o periodos donde no estás en la vivienda, pregunta al gestor del agua por si se puede suspender temporalmente el servicio para evitar tener que pagar altas nuevas. </text:p>
      <text:list xml:id="list40371123" text:continue-numbering="true" text:style-name="Outline">
        <text:list-item>
          <text:list>
            <text:list-item>
              <text:h text:style-name="P12" text:outline-level="2">Herencia</text:h>
            </text:list-item>
          </text:list>
        </text:list-item>
      </text:list>
      <text:p text:style-name="P26"/>
      <text:p text:style-name="Standard"/>
      <text:p text:style-name="Standard"><text:soft-page-break/>Cuando hay una defunción, a los herederos se les requerirá un certificado de defunción y un documento conforme se han adjudicado o adceptado la herencia. En estos casos es aconsejable elegir un titular claro para evitar bloqueos, para que sea esa persona la responsible con este servicio del agua.</text:p>
      <text:list xml:id="list40375080" text:continue-numbering="true" text:style-name="Outline">
        <text:list-item>
          <text:list>
            <text:list-item>
              <text:h text:style-name="P12" text:outline-level="2">Traspaso o cambio de titularidad en negocio</text:h>
            </text:list-item>
          </text:list>
        </text:list-item>
      </text:list>
      <text:p text:style-name="P26"/>
      <text:p text:style-name="P28">En locales comerciales, tendrás ue revisar el uso o tarifa si es doméstico o comercial y confirmar la accesibilidad al contador, aportar el CIF, representación si procede y contrato de arrendamiento o traspaso.</text:p>
      <text:p text:style-name="P28"/>
      <text:p text:style-name="P1">Revisión de documentos que tendrás que hacer antes de presentar el trámite</text:p>
      <text:p text:style-name="Standard">Será preciso que se realice una revisión previa de la documentación, reduciendo casi a cero las subsanaciones. Antes de presentar el cambio deberías comprobar:</text:p>
      <text:list xml:id="list3656174382756812796" text:style-name="L4">
        <text:list-item>
          <text:p text:style-name="P17">Que el DNI, NIE o CIF se ve completo y legible (anverso y reverso)</text:p>
        </text:list-item>
        <text:list-item>
          <text:p text:style-name="P17">Que el contrato de alquiler, compra o herencia incluya la dirección exacta y esté firmado.</text:p>
        </text:list-item>
        <text:list-item>
          <text:p text:style-name="P17">Que el número de IBAN está bien escrito y corresponda al nuevo titular.</text:p>
        </text:list-item>
        <text:list-item>
          <text:p text:style-name="P17">Que la lectura del contador está tomada en la fecha correcta e idealmente con foto.</text:p>
        </text:list-item>
        <text:list-item>
          <text:p text:style-name="P17">Que el correo y el teléfono de contacto sean los correctos (para incidencias en el traámite).</text:p>
        </text:list-item>
      </text:list>
      <text:p text:style-name="Standard">RECOMENDACIÓN: Deberás revisar si existe un formulario específico y rellenarlo exáctamento como lo solicita el gestor. Si cometes pequeños errores pueden denegarte el cambio de titular y volver a requerirte que lo completes de nuevo.</text:p>
      <text:p text:style-name="P1">Presentación del trámite por ti mismo</text:p>
      <text:p text:style-name="Standard">Cuando tengas que presentar el cambio de titularidad del agua, la clave es que lo envíes completo y ordenado y debería incluir:</text:p>
      <text:list xml:id="list7047445752386310264" text:style-name="L5">
        <text:list-item>
          <text:p text:style-name="P18">Formulario o solicitud cumplimentada.</text:p>
        </text:list-item>
        <text:list-item>
          <text:p text:style-name="P18">Documento justificativo (alquiler, compra, herencia o traspaso).</text:p>
        </text:list-item>
        <text:list-item>
          <text:p text:style-name="P18">Identificación del nuevo titular (DNI, NIE o CIF) y representación si aplica por ser empresa.</text:p>
        </text:list-item>
        <text:list-item>
          <text:p text:style-name="P18">IBAN y autorización de domiciliación, si el gestor lo pide.</text:p>
        </text:list-item>
        <text:list-item>
          <text:p text:style-name="P18">Lectura del contador con foto.</text:p>
        </text:list-item>
        <text:list-item>
          <text:p text:style-name="P18">Factura anterior o referencia de abonado si se dispone.</text:p>
        </text:list-item>
      </text:list>
      <text:p text:style-name="List_20_Bullet">RECOMENDACIÓN: Si tu presentación es online, haz que cada archivo tenga el nombre de su contenido, por ejemplo CONTRATO_ALQUILER.pdf o DNI_nuevotitular.pdf. <text:s text:c="2"/></text:p>
      <text:p text:style-name="P1"><text:soft-page-break/>Presentación del trámite por un tercero</text:p>
      <text:p text:style-name="P6">Ya sea por falta de tiempo o por no saber presentar el trámite, como tantas gestiones administrativas que tienen su complejidad, puedes demandar de un tercero que lo prepare y lo presente por ti.</text:p>
      <text:p text:style-name="P6">Deberás además incorporar una autorizción firmada conforme un tercero realiza este trámite por ti.</text:p>
      <text:p text:style-name="P6">Desde <text:span text:style-name="T1">AdminisracionOnline</text:span> podemos ayudarte en realizar este trámite de forma rápida y sencilla, realizando esta gestión por ti. Puedes contactar diréctamente mediante whatsapp en el siguiente <text:span text:style-name="T1">enlace</text:span> y te informamos.</text:p>
      <text:p text:style-name="P1">¿Y si te atascas, qué puedes hacer?</text:p>
      <text:p text:style-name="Standard">Cuando se realiza un trámite con la administración o con empresas relacionadas con ellas es normal que te bloquees con algún trámite y no saber por donde seguir. ¿Cómo actuar?</text:p>
      <text:list xml:id="list513730989111436593" text:style-name="L6">
        <text:list-item>
          <text:p text:style-name="P19">Confirma quién es el gestor del agua (mira una factura o llama a atención ciudadana del Ayuntamiento).</text:p>
        </text:list-item>
        <text:list-item>
          <text:p text:style-name="P19">Pide que te indiquen el documento exacto que falta o el dato incorrecto.</text:p>
        </text:list-item>
        <text:list-item>
          <text:p text:style-name="P19">Solicita en la medidas de las posibilidades un justificante de registro o envío y anota el número de expediente o referencia para hacer un mejor seguimiento.</text:p>
        </text:list-item>
        <text:list-item>
          <text:p text:style-name="P19">Si hay deudas o incidencias técnicas, deberás pedir el detalle por escrito y los pasos para resolverlo.</text:p>
        </text:list-item>
        <text:list-item>
          <text:p text:style-name="P19">Si hay urgencia podrás solicitar una cita prioritaria o tramitación por oficina virtual.</text:p>
        </text:list-item>
      </text:list>
      <text:p text:style-name="Standard">RECOMENDACIÓN: La mayoría de problemas que surjan en la tramitación del cambio de titularidad del agua se resuelven leyendo correctamente la solicitud, entender qué documentos se precisan y tener claro con quien comunicarse del gestor del agua para aclaraciones.</text:p>
      <text:p text:style-name="P1">Preguntas frecuentes (FAQ)</text:p>
      <text:p text:style-name="P24">¿Se puede hacer el cambio de titularidad del agua en la provincia de Cádiz mediante un procedimiento online?</text:p>
      <text:p text:style-name="Standard">En la mayoría de los casos la respuesta es afirmativa, sobretodo cuando hay una empresa gestora que tiene oficina virtual. Cuando la gestión la hace directamente el ayuntamiento, deberá consultarse si dispone de esta gestión desde su sede electrónica y qué procedimiento hay que seguir.</text:p>
      <text:p text:style-name="Standard"><text:span text:style-name="T1">Puedes consultar</text:span> para la provincia de Cádiz y cada municipio quien es el encargado de gestionar el agua y dónde deberías dirigirte. </text:p>
      <text:p text:style-name="P24">¿Cuánto tiempo se tarda en hacer el cambio de titular?</text:p>
      <text:p text:style-name="Standard">Dependerá si aportadas todo correctamente y en este caso suele resolverse entre 48 y 10 días hábiles o si se requiere una subsanación ( por falta de documentos o datos ), pudiéndose alargar a 2-4 semanas. </text:p>
      <text:p text:style-name="P24"><text:soft-page-break/>¿Qué pasa si se deben recibos del agua del anterior titular?</text:p>
      <text:p text:style-name="Standard">Dependerá en cada caso del gestor del agua y su política de servicio. Nuestra recomendación es que siempre pidas un estado de deuda antes de hacer el cambio y pactarlo por escrito tanto en la compra como en el alquiler.</text:p>
      <text:p text:style-name="P24">¿Necesito el DNI del anterior titular?</text:p>
      <text:p text:style-name="Standard">Como relga general no, aunque a veces ayuda, aunque muchos gestores de agua aceptan realizar el trámite sólo con la documentación del nuevo titular y un título justificativo sólido para el cambio: contrato de alquiler, escritura de compra o herencia.</text:p>
      <text:p text:style-name="P24">¿Tiene coste el cambio de titularidad?</text:p>
      <text:p text:style-name="P5">Normalmente no pero pueden haber costes si es en realidad un alta o reapertura. También si había corte o se aplican fianzas o regularizaciones.</text:p>
      <text:p text:style-name="P24">¿Puedo delegar a alguien para que haga el trámite por mi?</text:p>
      <text:p text:style-name="Standard">Como particular o empresa puedes autorizar a un tercero para que haga todas las gestiones necesarias para tramitar el cambio de titular del suministro de agua. </text:p>
      <text:p text:style-name="Standard">Desde <text:span text:style-name="T1">AdminisracionOnline</text:span> podemos ayudarte en realizar este trámite de forma rápida y sencilla. Puedes contactar diréctamente mediante whatsapp en el siguiente <text:span text:style-name="T1">enlace</text:span> y te informamos.</text:p>
      <text:p text:style-name="P1">Checklist</text:p>
      <text:p text:style-name="Text_20_body">Te indico los pasos que tienes que seguir y documentos que te solicitarán para completar el trámite de cambio de titular del agua:</text:p>
      <text:p text:style-name="Text_20_body"/>
      <table:table table:name="Tabla2" table:style-name="Tabla2">
        <table:table-column table:style-name="Tabla2.A"/>
        <table:table-row table:style-name="Tabla2.1">
          <table:table-cell table:style-name="Tabla2.A1" office:value-type="string">
            <text:p text:style-name="P5">☐ Identifico el gestor del agua (Ayuntamiento o empresa) y el canal de trámite (online/presencial/email).</text:p>
            <text:p text:style-name="Standard">☐ Tengo referencia de abonado/contrato o una factura anterior (si existe).</text:p>
            <text:p text:style-name="Standard">☐ Tomo lectura del contador el día del cambio y guardo foto.</text:p>
            <text:p text:style-name="Standard">☐ Documento justificativo preparado: alquiler / compra-venta / herencia / traspaso.</text:p>
            <text:p text:style-name="Standard">☐ DNI/NIE/CIF del nuevo titular listo y legible (y representación si es empresa).</text:p>
            <text:p text:style-name="Standard">☐ IBAN revisado y listo para domiciliación.</text:p>
            <text:p text:style-name="Standard">☐ Datos de contacto correctos: teléfono y email.</text:p>
            <text:p text:style-name="Standard">☐ (Opcional) Solicito estado de deuda/recibos pendientes antes de firmar compra o alquiler.</text:p>
            <text:p text:style-name="Standard">☐ Envío todo en un solo paquete y guardo justificante de registro/envío.</text:p>
          </table:table-cell>
        </table:table-row>
      </table:table>
      <text:p text:style-name="Standard"/>
      <text:p text:style-name="Standard"><text:soft-page-break/>Los enlaces para monetizar tienen que ir en plan:</text:p>
      <text:p text:style-name="Standard"/>
      <text:p text:style-name="Text_20_body">? “Te confirmamos quién gestiona el agua en tu municipio”<text:line-break/>→ Evitas que el usuario investigue 3 horas</text:p>
      <text:p text:style-name="Text_20_body">? “Revisamos tu documentación”<text:line-break/>→ Evitas errores</text:p>
      <text:p text:style-name="Text_20_body">? “Presentamos el trámite por ti”<text:line-break/>→ Ahorro de tiemp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1pt" style:font-name-asian="Calibri1"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2cm" fo:margin-bottom="2.2cm" fo:margin-left="2.3cm" fo:margin-right="2.3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1</meta:editing-cycles>
    <meta:creation-date>2013-12-23T23:15:00</meta:creation-date>
    <dc:date>2026-01-13T20:11:03.91</dc:date>
    <meta:editing-duration>PT8H48M18S</meta:editing-duration>
    <meta:generator>OpenOffice/4.1.15$Win32 OpenOffice.org_project/4115m2$Build-9813</meta:generator>
    <dc:creator>Gustavo </dc:creator>
    <meta:document-statistic meta:table-count="1" meta:image-count="0" meta:object-count="0" meta:page-count="9" meta:paragraph-count="137" meta:word-count="2904" meta:character-count="174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